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07bf5e"/>
    </style:style>
    <style:style style:name="P2" style:family="paragraph" style:parent-style-name="Heading_20_1">
      <style:text-properties officeooo:paragraph-rsid="0007bf5e"/>
    </style:style>
    <style:style style:name="P3" style:family="paragraph" style:parent-style-name="Text_20_body" style:list-style-name="L1">
      <style:paragraph-properties fo:margin-top="0cm" fo:margin-bottom="0cm" style:contextual-spacing="false"/>
      <style:text-properties officeooo:paragraph-rsid="0007bf5e"/>
    </style:style>
    <style:style style:name="P4" style:family="paragraph" style:parent-style-name="Text_20_body" style:list-style-name="L1">
      <style:text-properties officeooo:paragraph-rsid="0007bf5e"/>
    </style:style>
    <style:style style:name="P5" style:family="paragraph" style:parent-style-name="Standard">
      <style:text-properties style:font-name="Liberation Serif" fo:font-size="12pt" officeooo:paragraph-rsid="0007bf5e" style:font-size-asian="12pt" style:font-size-complex="12pt"/>
    </style:style>
    <style:style style:name="P6" style:family="paragraph" style:parent-style-name="Heading_20_2">
      <style:text-properties officeooo:paragraph-rsid="0007bf5e"/>
    </style:style>
    <style:style style:name="P7" style:family="paragraph" style:parent-style-name="Standard">
      <style:text-properties style:font-name="Liberation Serif" fo:font-size="12pt" fo:font-weight="bold" officeooo:rsid="00083282" officeooo:paragraph-rsid="0007bf5e" style:font-size-asian="12pt" style:font-weight-asian="bold" style:font-size-complex="12pt" style:font-weight-complex="bold"/>
    </style:style>
    <style:style style:name="P8" style:family="paragraph" style:parent-style-name="Heading_20_3">
      <style:text-properties fo:font-size="12pt" fo:font-weight="bold" officeooo:rsid="00083282" officeooo:paragraph-rsid="0007bf5e" style:font-size-asian="10.5pt" style:font-weight-asian="bold" style:font-size-complex="12pt" style:font-weight-complex="bold"/>
    </style:style>
    <style:style style:name="P9" style:family="paragraph" style:parent-style-name="Text_20_body" style:list-style-name="L2">
      <style:paragraph-properties fo:margin-top="0cm" fo:margin-bottom="0cm" style:contextual-spacing="false"/>
      <style:text-properties style:font-name="Liberation Serif" fo:font-size="12pt" officeooo:paragraph-rsid="0007bf5e" style:font-size-asian="12pt" style:font-size-complex="12pt"/>
    </style:style>
    <style:style style:name="P10" style:family="paragraph" style:parent-style-name="Text_20_body" style:list-style-name="L2">
      <style:paragraph-properties fo:margin-top="0cm" fo:margin-bottom="0cm" style:contextual-spacing="false"/>
      <style:text-properties officeooo:paragraph-rsid="0007bf5e"/>
    </style:style>
    <style:style style:name="P11" style:family="paragraph" style:parent-style-name="Horizontal_20_Line">
      <style:text-properties style:font-name="Liberation Serif" fo:font-size="12pt" officeooo:paragraph-rsid="0007bf5e" style:font-size-asian="12pt" style:font-size-complex="12pt"/>
    </style:style>
    <style:style style:name="P12" style:family="paragraph" style:parent-style-name="Heading_20_3">
      <style:text-properties officeooo:paragraph-rsid="0007bf5e"/>
    </style:style>
    <style:style style:name="P13" style:family="paragraph" style:parent-style-name="Text_20_body" style:list-style-name="L3">
      <style:paragraph-properties fo:margin-top="0cm" fo:margin-bottom="0cm" style:contextual-spacing="false"/>
      <style:text-properties style:font-name="Liberation Serif" fo:font-size="12pt" officeooo:paragraph-rsid="0007bf5e" style:font-size-asian="12pt" style:font-size-complex="12pt"/>
    </style:style>
    <style:style style:name="P14" style:family="paragraph" style:parent-style-name="Text_20_body" style:list-style-name="L4">
      <style:paragraph-properties fo:margin-top="0cm" fo:margin-bottom="0cm" style:contextual-spacing="false"/>
      <style:text-properties officeooo:paragraph-rsid="0007bf5e"/>
    </style:style>
    <style:style style:name="P15" style:family="paragraph" style:parent-style-name="Text_20_body" style:list-style-name="L5">
      <style:paragraph-properties fo:margin-top="0cm" fo:margin-bottom="0cm" style:contextual-spacing="false"/>
      <style:text-properties style:font-name="Liberation Serif" fo:font-size="12pt" officeooo:paragraph-rsid="0007bf5e" style:font-size-asian="12pt" style:font-size-complex="12pt"/>
    </style:style>
    <style:style style:name="P16" style:family="paragraph" style:parent-style-name="Text_20_body" style:list-style-name="L5">
      <style:text-properties style:font-name="Liberation Serif" fo:font-size="12pt" officeooo:paragraph-rsid="0007bf5e" style:font-size-asian="12pt" style:font-size-complex="12pt"/>
    </style:style>
    <style:style style:name="P17" style:family="paragraph" style:parent-style-name="Text_20_body" style:list-style-name="L6">
      <style:text-properties officeooo:paragraph-rsid="0007bf5e"/>
    </style:style>
    <style:style style:name="P18" style:family="paragraph" style:parent-style-name="Text_20_body" style:list-style-name="L6">
      <style:paragraph-properties fo:margin-top="0cm" fo:margin-bottom="0cm" style:contextual-spacing="false"/>
      <style:text-properties style:font-name="Liberation Serif" fo:font-size="12pt" officeooo:paragraph-rsid="0007bf5e" style:font-size-asian="12pt" style:font-size-complex="12pt"/>
    </style:style>
    <style:style style:name="P19" style:family="paragraph" style:parent-style-name="Text_20_body" style:list-style-name="L6">
      <style:paragraph-properties fo:margin-top="0cm" fo:margin-bottom="0cm" style:contextual-spacing="false"/>
      <style:text-properties officeooo:paragraph-rsid="0007bf5e"/>
    </style:style>
    <style:style style:name="P20" style:family="paragraph" style:parent-style-name="Text_20_body" style:list-style-name="L6">
      <style:text-properties officeooo:paragraph-rsid="00127ed5"/>
    </style:style>
    <style:style style:name="P21" style:family="paragraph" style:parent-style-name="Text_20_body" style:list-style-name="L6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officeooo:paragraph-rsid="00127ed5"/>
    </style:style>
    <style:style style:name="P22" style:family="paragraph" style:parent-style-name="Text_20_body" style:list-style-name="L7">
      <style:paragraph-properties fo:margin-top="0cm" fo:margin-bottom="0cm" style:contextual-spacing="false"/>
      <style:text-properties officeooo:paragraph-rsid="00112758"/>
    </style:style>
    <style:style style:name="P23" style:family="paragraph" style:parent-style-name="Text_20_body">
      <style:paragraph-properties fo:margin-top="0cm" fo:margin-bottom="0cm" style:contextual-spacing="false"/>
      <style:text-properties officeooo:paragraph-rsid="00112758"/>
    </style:style>
    <style:style style:name="P24" style:family="paragraph" style:parent-style-name="Standard">
      <style:paragraph-properties fo:text-align="start" style:justify-single-word="false"/>
      <style:text-properties officeooo:rsid="0005bbc9" officeooo:paragraph-rsid="0005bbc9"/>
    </style:style>
    <style:style style:name="T1" style:family="text">
      <style:text-properties fo:font-size="16pt" officeooo:rsid="0007bf5e" style:font-size-asian="14pt" style:font-size-complex="16pt"/>
    </style:style>
    <style:style style:name="T2" style:family="text">
      <style:text-properties style:font-name="Liberation Serif" fo:font-size="16pt" style:font-size-asian="16pt" style:font-size-complex="16pt"/>
    </style:style>
    <style:style style:name="T3" style:family="text">
      <style:text-properties style:font-name="Liberation Serif" fo:font-size="16pt" officeooo:rsid="00088b0a" style:font-size-asian="16pt" style:font-size-complex="16pt"/>
    </style:style>
    <style:style style:name="T4" style:family="text">
      <style:text-properties style:font-name="Liberation Serif" fo:font-size="16pt" officeooo:rsid="00112758" style:font-size-asian="16pt" style:font-size-complex="16pt"/>
    </style:style>
    <style:style style:name="T5" style:family="text">
      <style:text-properties style:font-name="Liberation Serif" fo:font-size="16pt" officeooo:rsid="000c78dc" style:font-size-asian="16pt" style:font-size-complex="16pt"/>
    </style:style>
    <style:style style:name="T6" style:family="text">
      <style:text-properties style:font-name="Liberation Serif" fo:font-size="12pt" style:font-size-asian="12pt" style:font-size-complex="12pt"/>
    </style:style>
    <style:style style:name="T7" style:family="text">
      <style:text-properties style:font-name="Liberation Serif" fo:font-size="12pt" officeooo:rsid="00123310" style:font-size-asian="12pt" style:font-size-complex="12pt"/>
    </style:style>
    <style:style style:name="T8" style:family="text">
      <style:text-properties style:font-name="Liberation Serif" style:font-size-asian="12pt"/>
    </style:style>
    <style:style style:name="T9" style:family="text">
      <style:text-properties officeooo:rsid="0009491f"/>
    </style:style>
    <style:style style:name="T10" style:family="text">
      <style:text-properties officeooo:rsid="000d545e"/>
    </style:style>
    <style:style style:name="T11" style:family="text">
      <style:text-properties officeooo:rsid="000e28a7"/>
    </style:style>
    <style:style style:name="T12" style:family="text">
      <style:text-properties officeooo:rsid="000f555e"/>
    </style:style>
    <style:style style:name="T13" style:family="text">
      <style:text-properties style:font-name="Liberation Serif" fo:font-size="12pt" officeooo:rsid="00127ed5" style:font-size-asian="12pt" style:font-size-complex="12pt"/>
    </style:style>
    <style:style style:name="T14" style:family="text">
      <style:text-properties style:font-name="Liberation Serif" officeooo:rsid="00127ed5"/>
    </style:style>
    <style:style style:name="T15" style:family="text">
      <style:text-properties style:font-name="Liberation Seri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1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DOCUMENTACIÓN EDA HARRY POTTER</text:span></text:span></text:p>
      <text:h text:style-name="P2" text:outline-level="1" text:is-list-header="true"><text:span text:style-name="Strong_20_Emphasis"><text:span text:style-name="T2">Est</text:span></text:span><text:span text:style-name="Strong_20_Emphasis"><text:span text:style-name="T3">r</text:span></text:span><text:span text:style-name="Strong_20_Emphasis"><text:span text:style-name="T2">uctura </text:span></text:span><text:span text:style-name="Strong_20_Emphasis"><text:span text:style-name="T4">inicial </text:span></text:span><text:span text:style-name="Strong_20_Emphasis"><text:span text:style-name="T2">del dataset</text:span></text:span><text:span text:style-name="Strong_20_Emphasis"><text:span text:style-name="T5"> </text:span></text:span><text:span text:style-name="Strong_20_Emphasis"><text:span text:style-name="T2">:</text:span></text:span></text:h>
      <text:list text:style-name="L1">
        <text:list-item>
          <text:p text:style-name="P3"><text:span text:style-name="Strong_20_Emphasis"><text:span text:style-name="T6">Cantidad de filas:</text:span></text:span><text:span text:style-name="T6"> 140</text:span></text:p>
        </text:list-item>
        <text:list-item>
          <text:p text:style-name="P3"><text:span text:style-name="Strong_20_Emphasis"><text:span text:style-name="T6">Cantidad de columnas:</text:span></text:span><text:span text:style-name="T6"> 15</text:span></text:p>
        </text:list-item>
        <text:list-item>
          <text:p text:style-name="P3"><text:span text:style-name="Strong_20_Emphasis"><text:span text:style-name="T6">Columnas destacadas:</text:span></text:span></text:p>
          <text:list>
            <text:list-item>
              <text:p text:style-name="P3"><text:span text:style-name="T6">Variables categóricas: </text:span><text:span text:style-name="Source_20_Text"><text:span text:style-name="T6">Gender</text:span></text:span><text:span text:style-name="T6">, </text:span><text:span text:style-name="Source_20_Text"><text:span text:style-name="T6">House</text:span></text:span><text:span text:style-name="T6">, </text:span><text:span text:style-name="Source_20_Text"><text:span text:style-name="T6">Species</text:span></text:span><text:span text:style-name="T6">, </text:span><text:span text:style-name="Source_20_Text"><text:span text:style-name="T6">Blood status</text:span></text:span><text:span text:style-name="T6">, etc.</text:span></text:p>
            </text:list-item>
            <text:list-item>
              <text:p text:style-name="P3"><text:span text:style-name="T6">Variables numéricas: Solo </text:span><text:span text:style-name="Source_20_Text"><text:span text:style-name="T6">Id</text:span></text:span><text:span text:style-name="T6"> p</text:span><text:span text:style-name="T7">or ahora</text:span><text:span text:style-name="T6">.</text:span></text:p>
            </text:list-item>
            <text:list-item>
              <text:p text:style-name="P4"><text:span text:style-name="T6">Variables con valores faltantes: </text:span><text:span text:style-name="Source_20_Text"><text:span text:style-name="T6">Job</text:span></text:span><text:span text:style-name="T6">, </text:span><text:span text:style-name="Source_20_Text"><text:span text:style-name="T6">House</text:span></text:span><text:span text:style-name="T6">, </text:span><text:span text:style-name="Source_20_Text"><text:span text:style-name="T6">Loyalty</text:span></text:span><text:span text:style-name="T6">, entre otras.</text:span></text:p>
            </text:list-item>
          </text:list>
        </text:list-item>
      </text:list>
      <text:p text:style-name="P5"/>
      <text:p text:style-name="P5"/>
      <text:h text:style-name="P6" text:outline-level="2">Preguntas claves a responder con este análisis:</text:h>
      <text:p text:style-name="P7"/>
      <text:h text:style-name="P8" text:outline-level="3"><text:span text:style-name="Strong_20_Emphasis"><text:span text:style-name="T8">Sobre características generales de los personajes</text:span></text:span></text:h>
      <text:list text:style-name="L2">
        <text:list-item>
          <text:p text:style-name="P9">¿Cuál es la distribución de personajes por género?</text:p>
        </text:list-item>
        <text:list-item>
          <text:p text:style-name="P9">¿Qué casas tienen más personajes asociados? ¿Existen diferencias en las características (por ejemplo, lealtades) entre las casas?</text:p>
        </text:list-item>
        <text:list-item>
          <text:p text:style-name="P10"><text:span text:style-name="T6">¿Cómo se distribuyen los tipos de sangre (</text:span><text:span text:style-name="Source_20_Text"><text:span text:style-name="T6">Blood status</text:span></text:span><text:span text:style-name="T6">) entre los personajes?</text:span></text:p>
        </text:list-item>
      </text:list>
      <text:p text:style-name="P11"/>
      <text:h text:style-name="P12" text:outline-level="3"><text:span text:style-name="Strong_20_Emphasis"><text:span text:style-name="T6">Sobre atributos específicos</text:span></text:span></text:h>
      <text:list text:style-name="L3">
        <text:list-item>
          <text:p text:style-name="P13">¿Cuáles son los colores de pelo y ojos más comunes entre los personajes? ¿Se relacionan con alguna casa o tipo de sangre?</text:p>
        </text:list-item>
        <text:list-item>
          <text:p text:style-name="P13">¿Qué especies predominan entre los personajes y cómo influyen en s<text:span text:style-name="T9">us</text:span> o lealtades?</text:p>
        </text:list-item>
      </text:list>
      <text:p text:style-name="P11"/>
      <text:h text:style-name="P12" text:outline-level="3"><text:span text:style-name="Strong_20_Emphasis"><text:span text:style-name="T6">Sobre relaciones y patrones</text:span></text:span></text:h>
      <text:list text:style-name="L4">
        <text:list-item>
          <text:p text:style-name="P14"><text:span text:style-name="T6">¿Qué personajes destacan por su lealtad (</text:span><text:span text:style-name="Source_20_Text"><text:span text:style-name="T6">Loyalty</text:span></text:span><text:span text:style-name="T6">) a organizaciones o grupos específicos, como la Orden del Fénix o Hogwarts?</text:span></text:p>
        </text:list-item>
      </text:list>
      <text:p text:style-name="P11"/>
      <text:h text:style-name="P12" text:outline-level="3"><text:span text:style-name="Strong_20_Emphasis"><text:span text:style-name="T6">Preguntas avanzadas (multivariantes)</text:span></text:span></text:h>
      <text:list text:style-name="L5">
        <text:list-item>
          <text:p text:style-name="P15">¿Cómo se relacionan las lealtades con el la especie <text:span text:style-name="T10">o el tipo de sangre </text:span>de los personajes?</text:p>
        </text:list-item>
        <text:list-item>
          <text:p text:style-name="P16">¿Qué combinaciones de atributos parecen ser únicas o recurrentes?</text:p>
        </text:list-item>
      </text:list>
      <text:p text:style-name="P7"/>
      <text:p text:style-name="P7"/>
      <text:p text:style-name="P7"/>
      <text:h text:style-name="P6" text:outline-level="2"><text:span text:style-name="Strong_20_Emphasis">Plan de trabajo</text:span></text:h>
      <text:list text:style-name="L6">
        <text:list-item>
          <text:p text:style-name="P17"><text:span text:style-name="Strong_20_Emphasis"><text:span text:style-name="T6">Preparación de datos (ETL):</text:span></text:span></text:p>
          <text:list>
            <text:list-item>
              <text:p text:style-name="P18">Identificar y tratar valores faltantes.</text:p>
            </text:list-item>
            <text:list-item>
              <text:p text:style-name="P18"><text:soft-page-break/>Normalizar y estandarizar columnas si es necesario (<text:span text:style-name="T11">ejemplo:</text:span> categorías únicas).</text:p>
            </text:list-item>
            <text:list-item>
              <text:p text:style-name="P19"><text:span text:style-name="T6">Verificar consistencia en columnas clave (</text:span><text:span text:style-name="Source_20_Text"><text:span text:style-name="T6">House</text:span></text:span><text:span text:style-name="T6">, </text:span><text:span text:style-name="Source_20_Text"><text:span text:style-name="T6">Species</text:span></text:span><text:span text:style-name="T6">, etc.).</text:span></text:p>
            </text:list-item>
          </text:list>
        </text:list-item>
        <text:list-item>
          <text:p text:style-name="P17"><text:span text:style-name="Strong_20_Emphasis"><text:span text:style-name="T6">Análisis univariante:</text:span></text:span></text:p>
          <text:list>
            <text:list-item>
              <text:p text:style-name="P18">Explorar la distribución de cada columna (frecuencias para categóricas, distribuciones para numéricas).</text:p>
            </text:list-item>
            <text:list-item>
              <text:p text:style-name="P18">Identificar patrones iniciales y posibles anomalías.</text:p>
            </text:list-item>
          </text:list>
        </text:list-item>
        <text:list-item>
          <text:p text:style-name="P17"><text:span text:style-name="Strong_20_Emphasis"><text:span text:style-name="T6">Análisis bivariante:</text:span></text:span></text:p>
          <text:list>
            <text:list-item>
              <text:p text:style-name="P18">Comparar relaciones clave (e.g., casas vs. <text:span text:style-name="T12">Species, Loyalty vs blood status, etc</text:span>).</text:p>
            </text:list-item>
            <text:list-item>
              <text:p text:style-name="P18">Visualizar patrones y asociaciones relevantes.</text:p>
            </text:list-item>
          </text:list>
        </text:list-item>
        <text:list-item>
          <text:p text:style-name="P17"><text:span text:style-name="Strong_20_Emphasis"><text:span text:style-name="T6">Análisis multivariante:</text:span></text:span></text:p>
          <text:list>
            <text:list-item>
              <text:p text:style-name="P18">Examinar combinaciones más complejas.</text:p>
            </text:list-item>
            <text:list-item>
              <text:p text:style-name="P18">Aplicar técnicas de clustering o segmentación si tiene sentido.</text:p>
            </text:list-item>
          </text:list>
        </text:list-item>
        <text:list-item>
          <text:p text:style-name="P17"><text:span text:style-name="Strong_20_Emphasis"><text:span text:style-name="T6">Documentación:</text:span></text:span></text:p>
          <text:list>
            <text:list-item>
              <text:p text:style-name="P18">Ir creando fichas detalladas por cada columna y registros clave durante el análisis.</text:p>
            </text:list-item>
            <text:list-item>
              <text:p text:style-name="P20"><text:span text:style-name="T6">Consolidar hallazgos y generar un informe final.</text:span></text:p>
              <text:p text:style-name="P21"><text:span text:style-name="Strong_20_Emphasis"><text:span text:style-name="T6"/></text:span></text:p>
            </text:list-item>
          </text:list>
        </text:list-item>
      </text:list>
      <text:h text:style-name="Heading_20_1" text:outline-level="1"><text:span text:style-name="Strong_20_Emphasis"><text:span text:style-name="T2">Est</text:span></text:span><text:span text:style-name="Strong_20_Emphasis"><text:span text:style-name="T3">r</text:span></text:span><text:span text:style-name="Strong_20_Emphasis"><text:span text:style-name="T2">uctura </text:span></text:span><text:span text:style-name="Strong_20_Emphasis"><text:span text:style-name="T4">final </text:span></text:span><text:span text:style-name="Strong_20_Emphasis"><text:span text:style-name="T2">del dataset</text:span></text:span><text:span text:style-name="Strong_20_Emphasis"><text:span text:style-name="T5"> </text:span></text:span><text:span text:style-name="Strong_20_Emphasis"><text:span text:style-name="T2">:</text:span></text:span></text:h>
      <text:list text:style-name="L7">
        <text:list-item>
          <text:p text:style-name="P22"><text:span text:style-name="Strong_20_Emphasis"><text:span text:style-name="T6">Cantidad de filas:</text:span></text:span><text:span text:style-name="T6"> 1</text:span><text:span text:style-name="T13">59</text:span></text:p>
        </text:list-item>
        <text:list-item>
          <text:p text:style-name="P22"><text:span text:style-name="Strong_20_Emphasis"><text:span text:style-name="T6">Cantidad de columnas:</text:span></text:span><text:span text:style-name="T6"> </text:span><text:span text:style-name="T13">9</text:span></text:p>
        </text:list-item>
      </text:list>
      <text:p text:style-name="P23"><text:span text:style-name="T13"/></text:p>
      <text:p text:style-name="P23"><text:span text:style-name="T13"/></text:p>
      <text:p text:style-name="P23"><text:span text:style-name="T13"/></text:p>
      <text:h text:style-name="Heading_20_1" text:outline-level="1"><text:span text:style-name="T14">C</text:span><text:span text:style-name="T15">onclusiones:</text:span></text:h>
      <text:p text:style-name="Text_20_body"><text:span text:style-name="T15"/></text:p>
      <text:p text:style-name="Text_20_body"><text:span text:style-name="T15"/></text:p>
      <text:p text:style-name="Text_20_body"><text:span text:style-name="T15"/></text:p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4T11:06:21.642000000</meta:creation-date>
    <dc:date>2024-12-13T18:26:12.211000000</dc:date>
    <meta:editing-duration>PT40M13S</meta:editing-duration>
    <meta:editing-cycles>13</meta:editing-cycles>
    <meta:generator>LibreOffice/24.8.3.2$Windows_X86_64 LibreOffice_project/48a6bac9e7e268aeb4c3483fcf825c94556d9f92</meta:generator>
    <meta:document-statistic meta:table-count="0" meta:image-count="0" meta:object-count="0" meta:page-count="2" meta:paragraph-count="43" meta:word-count="334" meta:character-count="2175" meta:non-whitespace-character-count="1916"/>
  </office:meta>
</office:document-meta>
</file>